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paragraph-rsid="0002c3af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2c3af" officeooo:paragraph-rsid="0002c3af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43b7a" officeooo:paragraph-rsid="00043b7a" style:font-name-asian="Courier New" style:font-size-asian="10pt" style:font-name-complex="Liberation Mono" style:font-size-complex="10pt"/>
    </style:style>
    <style:style style:name="P4" style:family="paragraph" style:parent-style-name="Standard">
      <style:text-properties officeooo:paragraph-rsid="0002c3af"/>
    </style:style>
    <style:style style:name="P5" style:family="paragraph" style:parent-style-name="Preformatted_20_Text">
      <style:text-properties officeooo:rsid="0002c3af" officeooo:paragraph-rsid="0002c3af"/>
    </style:style>
    <style:style style:name="P6" style:family="paragraph" style:parent-style-name="Table_20_Contents" style:list-style-name="L1">
      <style:text-properties style:font-name="Liberation Mono" fo:font-size="10pt" officeooo:rsid="0002c3af" officeooo:paragraph-rsid="0002c3af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2">
      <style:text-properties style:font-name="Liberation Mono" fo:font-size="10pt" officeooo:rsid="0002c3af" officeooo:paragraph-rsid="0002c3af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2c3af" officeooo:paragraph-rsid="000558de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paragraph-rsid="0002c3af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043b7a" officeooo:paragraph-rsid="000558de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paragraph-rsid="000558de" style:font-name-asian="Courier New" style:font-size-asian="10pt" style:font-name-complex="Liberation Mono" style:font-size-complex="10pt"/>
    </style:style>
    <style:style style:name="T1" style:family="text">
      <style:text-properties officeooo:rsid="0002c3af"/>
    </style:style>
    <style:style style:name="T2" style:family="text">
      <style:text-properties officeooo:rsid="00043b7a"/>
    </style:style>
    <style:style style:name="T3" style:family="text">
      <style:text-properties officeooo:rsid="000558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47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Edit Relations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Main UI / WS 2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DM needs to be able to edit the things which objects are related to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8"><text:s text:c="3"/>1. Right clicking will open a menu that will allow you </text:p>
            <text:p text:style-name="P8"><text:s text:c="6"/>to remove an associated relationship from the </text:p>
            <text:p text:style-name="P8"><text:s text:c="6"/>selected entities tab. Or hover + key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><text:s text:c="3"/>2. Co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3961933301551520978" text:style-name="L1">
              <text:list-item>
                <text:p text:style-name="P6">An existing relation in the application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6564731155366237834" text:style-name="L2">
              <text:list-item>
                <text:p text:style-name="P7">A changed relationship in the database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2"><text:s text:c="3"/>1. The relation and <text:span text:style-name="T2">is selected to be removed</text:span></text:p>
            <text:p text:style-name="P3"><text:s text:c="3"/>2. <text:span text:style-name="T3">A</text:span>n are you sure? Notification event is generated</text:p>
            <text:p text:style-name="P10"><text:s text:c="3"/>3. The database updates information if sure, else </text:p>
            <text:p text:style-name="P10"><text:s text:c="6"/>nothing changes</text:p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8"><text:s text:c="3"/>1. If the DM clicks on the relation it will open the </text:p>
            <text:p text:style-name="P11"><text:span text:style-name="T1"><text:s text:c="6"/>tab associated with that entity in edit mode</text:span></text:p>
            <text:p text:style-name="P1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18:04.820000000</dc:date>
    <meta:editing-duration>PT25M9S</meta:editing-duration>
    <meta:editing-cycles>3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1" meta:word-count="137" meta:character-count="778" meta:non-whitespace-character-count="625"/>
  </office:meta>
</office:document-meta>
</file>